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courier new" svg:font-family="'courier new'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72e" officeooo:paragraph-rsid="000ca72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a72e" officeooo:paragraph-rsid="000ca72e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d7d91" officeooo:paragraph-rsid="000d7d91"/>
    </style:style>
    <style:style style:name="P4" style:family="paragraph" style:parent-style-name="Text_20_body">
      <style:text-properties fo:font-variant="normal" fo:text-transform="none" fo:color="#000000" style:font-name="Bitstream Charter" fo:font-size="12pt" fo:letter-spacing="normal" fo:font-style="normal" fo:font-weight="normal" officeooo:rsid="000ca72e" officeooo:paragraph-rsid="000ca72e" style:font-size-asian="12pt" style:font-size-complex="12pt"/>
    </style:style>
    <style:style style:name="P5" style:family="paragraph" style:parent-style-name="Text_20_body">
      <style:text-properties officeooo:paragraph-rsid="000ca72e"/>
    </style:style>
    <style:style style:name="P6" style:family="paragraph" style:parent-style-name="Text_20_body">
      <style:text-properties style:font-name="Bitstream Charter" fo:font-size="12pt" officeooo:paragraph-rsid="000ca72e" style:font-size-asian="12pt" style:font-size-complex="12pt"/>
    </style:style>
    <style:style style:name="P7" style:family="paragraph" style:parent-style-name="Header">
      <style:text-properties officeooo:rsid="000eabd3" officeooo:paragraph-rsid="000eabd3"/>
    </style:style>
    <style:style style:name="T1" style:family="text">
      <style:text-properties officeooo:rsid="000ca72e"/>
    </style:style>
    <style:style style:name="T2" style:family="text">
      <style:text-properties style:font-name="Bitstream Charter" fo:font-size="12pt" officeooo:rsid="000ca72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XSLT</text:p>
      <text:p text:style-name="P1"/>
      <text:p text:style-name="P1"/>
      <text:p text:style-name="P4"><text:bookmark text:name="yui_3_9_1_2_1464803235303_274"/>&lt;?xml version="1.0"?&gt;<text:line-break/>  &lt;!-- This is a comment --&gt;<text:line-break/>&lt;marcadores&gt;<text:line-break/>  &lt;marcador&gt;<text:line-break/>    &lt;titulo&gt;Buscador Google&lt;/titulo&gt;<text:line-break/>    &lt;enlace&gt;Google&lt;/enlace&gt;<text:line-break/>    &lt;destino&gt;http://www.google.es&lt;/destino&gt;<text:line-break/>  &lt;/marcador&gt;<text:line-break/>  &lt;marcador&gt;<text:line-break/>    &lt;titulo&gt;IES Son Ferrer&lt;/titulo&gt;<text:line-break/>    &lt;enlace&gt;IES Son Ferrer&lt;/enlace&gt;<text:line-break/>    &lt;destino&gt;http://www.iessonferrer.net&lt;/destino&gt;<text:line-break/>    &lt;nuevaVentana/&gt;<text:line-break/>  &lt;/marcador&gt;<text:line-break/>&lt;/marcadores&gt;</text:p>
      <text:p text:style-name="P6"><text:span text:style-name="T1">Deberá emplear la etiqueta xsl: attribute para añadir los atributos del enlace.</text:span></text:p>
      <text:p text:style-name="P6"><text:span text:style-name="T1">Puede utilizar la etiqueta xsl: if para decidir si el enlace se abre en una nueva ventana.</text:span></text:p>
      <text:p text:style-name="P6"><text:span text:style-name="T1">Para hacer que el resultado sea html5 utilice la instrucción siguiente: </text:span></text:p>
      <text:p text:style-name="P5"><text:span text:style-name="T2">&lt;xsl: output method = "html" doctype-system = "about: legacy-compat" /&gt;</text:span><text:line-break/></text:p>
      <text:p text:style-name="Standard"/>
      <text:p text:style-name="P3">http://www.w3school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courier new" svg:font-family="'courier new', courier, monospace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abd3" officeooo:paragraph-rsid="000eab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am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47:34.387632671</meta:creation-date>
    <dc:date>2016-06-01T19:54:27.411758076</dc:date>
    <meta:editing-duration>PT3M5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81" meta:character-count="741" meta:non-whitespace-character-count="629"/>
  </office:meta>
</office:document-meta>
</file>